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Negro 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Negro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Caz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Negro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/ Negro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/ Negr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/ Negro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/ Negr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/ Negr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/ Gris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egro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egro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/ Blanco/ Negro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2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 style:data-style-name="N2" text:time-value="20:20:36.6776703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8-10T20:35:36.507776183</dc:date>
    <meta:editing-duration>P1DT22H40M43S</meta:editing-duration>
    <meta:editing-cycles>404</meta:editing-cycles>
    <meta:generator>LibreOffice/6.4.7.2$Linux_X86_64 LibreOffice_project/40$Build-2</meta:generator>
    <meta:document-statistic meta:table-count="1" meta:cell-count="1722" meta:object-count="0"/>
  </office:meta>
</office:document-meta>
</file>